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paragraph-rsid="00063620" style:font-size-asian="16pt" style:font-size-complex="16pt"/>
    </style:style>
    <style:style style:name="P2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63620" officeooo:paragraph-rsid="00063620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7f3c1" officeooo:paragraph-rsid="0007f3c1" style:font-size-asian="16pt" style:font-size-complex="16pt"/>
    </style:style>
    <style:style style:name="P4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7f3c1" officeooo:paragraph-rsid="00117754" style:font-size-asian="16pt" style:font-size-complex="16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07f3c1" officeooo:paragraph-rsid="0007f3c1" style:font-size-asian="16pt" style:font-size-complex="16pt"/>
    </style:style>
    <style:style style:name="P6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96d19" officeooo:paragraph-rsid="00096d19" style:font-size-asian="16pt" style:font-size-complex="1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096d19" officeooo:paragraph-rsid="00096d19" style:font-size-asian="16pt" style:font-size-complex="16pt"/>
    </style:style>
    <style:style style:name="P8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officeooo:rsid="00096d19" officeooo:paragraph-rsid="00117754" style:font-size-asian="16pt" style:font-size-complex="16pt"/>
    </style:style>
    <style:style style:name="P9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df2c6" officeooo:paragraph-rsid="000df2c6" style:font-size-asian="16pt" style:font-size-complex="16pt"/>
    </style:style>
    <style:style style:name="P10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fbda5" officeooo:paragraph-rsid="000fbda5" style:font-size-asian="16pt" style:font-size-complex="16pt"/>
    </style:style>
    <style:style style:name="P11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0fdb83" officeooo:paragraph-rsid="000fdb83" style:font-size-asian="16pt" style:font-size-complex="16pt"/>
    </style:style>
    <style:style style:name="P12" style:family="paragraph" style:parent-style-name="Standard">
      <style:paragraph-properties>
        <style:tab-stops>
          <style:tab-stop style:position="8.507cm"/>
        </style:tab-stops>
      </style:paragraph-properties>
      <style:text-properties fo:font-size="16pt" officeooo:rsid="001879c8" officeooo:paragraph-rsid="001879c8" style:font-size-asian="16pt" style:font-size-complex="16pt"/>
    </style:style>
    <style:style style:name="P13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fo:font-style="italic" fo:font-weight="bold" officeooo:rsid="0007f3c1" officeooo:paragraph-rsid="0007f3c1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16pt" fo:font-style="italic" fo:font-weight="bold" officeooo:rsid="00063620" officeooo:paragraph-rsid="00063620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8.507cm"/>
        </style:tab-stops>
      </style:paragraph-properties>
      <style:text-properties fo:font-size="20pt" fo:font-weight="bold" officeooo:rsid="0007f3c1" officeooo:paragraph-rsid="0007f3c1" style:font-size-asian="20pt" style:font-weight-asian="bold" style:font-size-complex="20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officeooo:rsid="00063620"/>
    </style:style>
    <style:style style:name="T2" style:family="text">
      <style:text-properties officeooo:rsid="0007f3c1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063620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0ab23c" style:font-size-asian="22pt" style:font-weight-asian="bold" style:font-size-complex="22pt" style:font-weight-complex="bold"/>
    </style:style>
    <style:style style:name="T6" style:family="text">
      <style:text-properties fo:font-size="22pt" fo:font-weight="bold" officeooo:rsid="00117754" style:font-size-asian="22pt" style:font-weight-asian="bold" style:font-size-complex="22pt" style:font-weight-complex="bold"/>
    </style:style>
    <style:style style:name="T7" style:family="text">
      <style:text-properties fo:font-size="20pt" officeooo:rsid="00063620" style:font-size-asian="20pt" style:font-size-complex="20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0ab23c"/>
    </style:style>
    <style:style style:name="T10" style:family="text">
      <style:text-properties officeooo:rsid="000fbda5"/>
    </style:style>
    <style:style style:name="T11" style:family="text">
      <style:text-properties officeooo:rsid="000fdb83"/>
    </style:style>
    <style:style style:name="T12" style:family="text">
      <style:text-properties officeooo:rsid="00113c33"/>
    </style:style>
    <style:style style:name="T13" style:family="text">
      <style:text-properties officeooo:rsid="00117754"/>
    </style:style>
    <style:style style:name="T14" style:family="text">
      <style:text-properties fo:color="#2a00ff" style:font-name="Courier New" fo:font-size="18pt" style:font-size-asian="18pt"/>
    </style:style>
    <style:style style:name="T15" style:family="text">
      <style:text-properties fo:color="#2a00ff" style:font-name="Courier New" fo:font-size="18pt" officeooo:rsid="001451a1" style:font-size-asian="18pt"/>
    </style:style>
    <style:style style:name="T16" style:family="text">
      <style:text-properties fo:color="#000000" style:font-name="Courier New" fo:font-size="18pt" style:font-size-asian="18pt"/>
    </style:style>
    <style:style style:name="T17" style:family="text">
      <style:text-properties officeooo:rsid="00169c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 partir del proyecto que se adjunta, seguir las instrucciones para desarrollar los siguientes </text:p>
      <text:p text:style-name="P3"/>
      <text:p text:style-name="P15">OBJETIVOS</text:p>
      <text:p text:style-name="P1"/>
      <text:p text:style-name="P1"/>
      <text:p text:style-name="P1"><text:span text:style-name="T4">1</text:span><text:span text:style-name="T7">.</text:span><text:span text:style-name="T1"> </text:span>Definir un método que devuelva la letra del nif, dado <text:span text:style-name="T11">un</text:span> número de 8 cifras.</text:p>
      <text:p text:style-name="P2">El prototipo debe ser el siguiente:</text:p>
      <text:p text:style-name="P2"/>
      <text:p text:style-name="P14">public char metodo1(int numero)</text:p>
      <text:p text:style-name="P2"/>
      <text:p text:style-name="P2">Si el número no tiene 8 cifras se devuelve <text:span text:style-name="T2">1.</text:span></text:p>
      <text:p text:style-name="P11">Prueba con tu numero de nif para ver si te devuelve la letra correcta.</text:p>
      <text:p text:style-name="P11"/>
      <text:p text:style-name="P3"><text:span text:style-name="T3">2.</text:span> Crear un m<text:span text:style-name="T9">é</text:span>todo con el siguiente prototipo:</text:p>
      <text:p text:style-name="P3"/>
      <text:p text:style-name="P5"><text:s/><text:span text:style-name="T8">public Libro[] metodo (String[] libros)</text:span></text:p>
      <text:p text:style-name="P3"/>
      <text:p text:style-name="P3">Los libros vienen en forma de cadena, con su id, titulo y precio.</text:p>
      <text:p text:style-name="P3">De la siguiente manera:</text:p>
      <text:p text:style-name="P3"/>
      <text:p text:style-name="P3"><text:span text:style-name="T15"><text:s text:c="6"/>{</text:span><text:span text:style-name="T14">"2#EL QUIJOTE DE LA MANCHA#16.25"</text:span><text:span text:style-name="T16">,</text:span></text:p>
      <text:p text:style-name="P16"><text:span text:style-name="T16"><text:tab/><text:tab/></text:span><text:span text:style-name="T14">"X#LOS PILARES DE LA TIERRA#18.50"</text:span><text:span text:style-name="T16">,</text:span></text:p>
      <text:p text:style-name="P16"><text:span text:style-name="T16"><text:tab/><text:tab/></text:span><text:span text:style-name="T14">"2#ODISEA EN EL ESPACIO#16.X"</text:span><text:span text:style-name="T16">,</text:span></text:p>
      <text:p text:style-name="P16"><text:span text:style-name="T16"><text:tab/><text:tab/></text:span><text:span text:style-name="T14">"5#LOS PILARES DE LA TIERRA#18.50"</text:span><text:span text:style-name="T15">}</text:span></text:p>
      <text:p text:style-name="P3"><text:span text:style-name="T16"><text:tab/><text:tab/>};</text:span></text:p>
      <text:p text:style-name="P3">etc..</text:p>
      <text:p text:style-name="P3">Los tres datos <text:span text:style-name="T17">de cada libro </text:span>vienen delimitados por el carácter #.</text:p>
      <text:p text:style-name="P3"/>
      <text:p text:style-name="P3">Debe crearse la clase Libro con sus propiedades privadas, constructor, getter/setters. <text:span text:style-name="T12">Colocarla en el paquete “modelo”.</text:span></text:p>
      <text:p text:style-name="P3"/>
      <text:p text:style-name="P6">Los tipos de la clase son : int, String y float, en ese orden.</text:p>
      <text:p text:style-name="P6"/>
      <text:p text:style-name="P6">Pueden venir datos numéricos (id y precio) no válidos. Tenerlo en cuenta.</text:p>
      <text:p text:style-name="P6"/>
      <text:p text:style-name="P3">Recordar el método “split” de la clase String que “rompe” la cadena en un <text:soft-page-break/>array de cadenas. En este ejercicio el array contiene 3 elementos.</text:p>
      <text:p text:style-name="P12">Si un libro tiene datos inválidos (en el ejemplo, el segundo y el tercero) quedará en el array de salida el valor null para dichos libros. Usar try/catch con la NumberFormatException.</text:p>
      <text:p text:style-name="P3"/>
      <text:p text:style-name="P3"/>
      <text:p text:style-name="P3"/>
      <text:p text:style-name="P3"><text:span text:style-name="T3">3</text:span>. Crear un método que se va a llenar con números aleatorios entre 1 y 6.</text:p>
      <text:p text:style-name="P3"><text:s/>El prototipo del método debe ser:</text:p>
      <text:p text:style-name="P3"/>
      <text:p text:style-name="P13">public int[]<text:span text:style-name="T10">[]</text:span> metodo3(int jugadores, int partidas)</text:p>
      <text:p text:style-name="P10">La matriz representa en las filas los jugadores y en las columnas las partidas.</text:p>
      <text:p text:style-name="P10"/>
      <text:p text:style-name="P10">Insertar los numeros (lanzamiento de un dado) en el orden de las partidas, es decir, primero la columna 0 (primera partida), y así con las demás <text:s/>partidas (columnas).</text:p>
      <text:p text:style-name="P10"/>
      <text:p text:style-name="P10">Aprovechar un método hecho en clase para obtener un número entre 1 y 6 .</text:p>
      <text:p text:style-name="P10"/>
      <text:p text:style-name="P10"/>
      <text:p text:style-name="P3"/>
      <text:p text:style-name="P3">Los métodos se implementarán <text:s/>en la clase Metodos. No poner en otro sitio.</text:p>
      <text:p text:style-name="P3">Los métodos se llaman desde la clase Principal, método main.</text:p>
      <text:p text:style-name="P3"/>
      <text:p text:style-name="P9">Recuerda usar el Debugger para comprobar el valor devuelto por un método.</text:p>
      <text:p text:style-name="P3"/>
      <text:p text:style-name="P7">VALOR DE LOS OBJETIVOS</text:p>
      <text:p text:style-name="P6"/>
      <text:p text:style-name="P8">1: <text:s/><text:span text:style-name="T6">2,5</text:span> <text:s text:c="7"/>2: <text:s/><text:span text:style-name="T5">4</text:span> <text:s text:c="6"/>3: <text:s text:c="2"/><text:span text:style-name="T6">3,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9:45:38.138000000</meta:creation-date>
    <dc:date>2017-12-04T21:21:45.258000000</dc:date>
    <meta:editing-duration>PT39M</meta:editing-duration>
    <meta:editing-cycles>14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34" meta:word-count="356" meta:character-count="2077" meta:non-whitespace-character-count="1719"/>
  </office:meta>
</office:document-meta>
</file>